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a4c" officeooo:paragraph-rsid="000aaa4c"/>
    </style:style>
    <style:style style:name="T1" style:family="text">
      <style:text-properties officeooo:rsid="000c8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answers – <text:span text:style-name="T1">Calin Capitanu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23:28:20.188387684</meta:creation-date>
    <dc:date>2020-02-12T01:50:09.564081426</dc:date>
    <meta:editing-duration>PT2H11M39S</meta:editing-duration>
    <meta:editing-cycles>3</meta:editing-cycles>
    <meta:generator>LibreOffice/6.3.4.2$Linux_X86_64 LibreOffice_project/30$Build-2</meta:generator>
    <meta:document-statistic meta:table-count="0" meta:image-count="0" meta:object-count="0" meta:page-count="1" meta:paragraph-count="1" meta:word-count="5" meta:character-count="30" meta:non-whitespace-character-count="25"/>
  </office:meta>
</office:document-meta>
</file>